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5" style:family="table-cell" style:parent-style-name="Default">
      <style:table-cell-properties fo:border="1.5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000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Лист2" table:style-name="ta2"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row table:style-name="ro2" table:number-rows-repeated="3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5">00.00.0000</text:date>, <text:time style:data-style-name="N2" text:time-value="11:17:50.95849370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5T11:17:51.133061168</meta:creation-date>
    <dc:title>Таблица</dc:title>
    <meta:generator>LibreOffice/7.6.7.2$Linux_X86_64 LibreOffice_project/60$Build-2</meta:generator>
    <meta:editing-duration>PT51M33S</meta:editing-duration>
    <meta:editing-cycles>2</meta:editing-cycles>
    <dc:date>2026-05-05T12:09:24.480321446</dc:date>
    <meta:document-statistic meta:table-count="2" meta:cell-count="110" meta:object-count="0"/>
    <meta:template xlink:type="simple" xlink:actuate="onRequest" xlink:title="Таблица" xlink:href="../../../../usr/lib/libreoffice/share/template/common/ШАБЛОН_ЭЛЕКТРОННОЙ_ТАБЛИЦЫ_2019-07-22.ots" meta:date="2026-05-05T11:17:51.026663961"/>
  </office:meta>
</office:document-meta>
</file>